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631" officeooo:paragraph-rsid="00164631"/>
    </style:style>
    <style:style style:name="P2" style:family="paragraph" style:parent-style-name="Standard">
      <style:text-properties officeooo:rsid="0017d4b1" officeooo:paragraph-rsid="0017d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primer commit</text:p>
      <text:p text:style-name="P2">Este mi primer camb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7:29:04.217495900</meta:creation-date>
    <dc:date>2026-01-08T17:52:36.391166300</dc:date>
    <meta:editing-duration>PT30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" meta:word-count="8" meta:character-count="42" meta:non-whitespace-character-count="36"/>
  </office:meta>
</office:document-meta>
</file>